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02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Universidad</text:p>
          </table:table-cell>
          <table:table-cell office:value-type="string">
            <text:p>Pueblo</text:p>
          </table:table-cell>
          <table:table-cell office:value-type="string">
            <text:p>Población</text:p>
          </table:table-cell>
          <table:table-cell office:value-type="string">
            <text:p>Tasa de Graduación</text:p>
          </table:table-cell>
          <table:table-cell office:value-type="string">
            <text:p>PrivPub</text:p>
          </table:table-cell>
        </table:table-row>
        <table:table-row table:style-name="ro1">
          <table:table-cell office:value-type="string">
            <text:p>American University</text:p>
          </table:table-cell>
          <table:table-cell office:value-type="string">
            <text:p>Manatí</text:p>
          </table:table-cell>
          <table:table-cell office:value-type="float" office:value="1229">
            <text:p>1229</text:p>
          </table:table-cell>
          <table:table-cell office:value-type="float" office:value="13">
            <text:p>1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American University</text:p>
          </table:table-cell>
          <table:table-cell office:value-type="string">
            <text:p>Bayamón</text:p>
          </table:table-cell>
          <table:table-cell office:value-type="float" office:value="1453">
            <text:p>1453</text:p>
          </table:table-cell>
          <table:table-cell office:value-type="float" office:value="24">
            <text:p>2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Atenas College</text:p>
          </table:table-cell>
          <table:table-cell office:value-type="string">
            <text:p>Manatí</text:p>
          </table:table-cell>
          <table:table-cell office:value-type="float" office:value="1395">
            <text:p>1395</text:p>
          </table:table-cell>
          <table:table-cell office:value-type="float" office:value="70">
            <text:p>70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Atlantic University College</text:p>
          </table:table-cell>
          <table:table-cell office:value-type="string">
            <text:p>Guaynabo</text:p>
          </table:table-cell>
          <table:table-cell office:value-type="float" office:value="1318">
            <text:p>1318</text:p>
          </table:table-cell>
          <table:table-cell office:value-type="float" office:value="42">
            <text:p>42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Bayamon Central University</text:p>
          </table:table-cell>
          <table:table-cell office:value-type="string">
            <text:p>Bayamón</text:p>
          </table:table-cell>
          <table:table-cell office:value-type="float" office:value="2479">
            <text:p>2479</text:p>
          </table:table-cell>
          <table:table-cell office:value-type="float" office:value="30">
            <text:p>30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aribbean University</text:p>
          </table:table-cell>
          <table:table-cell office:value-type="string">
            <text:p>Bayamón</text:p>
          </table:table-cell>
          <table:table-cell office:value-type="float" office:value="2310">
            <text:p>2310</text:p>
          </table:table-cell>
          <table:table-cell office:value-type="float" office:value="3">
            <text:p>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aribbean University</text:p>
          </table:table-cell>
          <table:table-cell office:value-type="string">
            <text:p>Carolina</text:p>
          </table:table-cell>
          <table:table-cell office:value-type="float" office:value="873">
            <text:p>873</text:p>
          </table:table-cell>
          <table:table-cell office:value-type="float" office:value="13">
            <text:p>1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aribbean University</text:p>
          </table:table-cell>
          <table:table-cell office:value-type="string">
            <text:p>Ponce</text:p>
          </table:table-cell>
          <table:table-cell office:value-type="float" office:value="1678">
            <text:p>1678</text:p>
          </table:table-cell>
          <table:table-cell office:value-type="float" office:value="14">
            <text:p>1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aribbean University</text:p>
          </table:table-cell>
          <table:table-cell office:value-type="string">
            <text:p>Vega Baja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olegio Universitario de San Juan</text:p>
          </table:table-cell>
          <table:table-cell office:value-type="string">
            <text:p>San Juan</text:p>
          </table:table-cell>
          <table:table-cell office:value-type="float" office:value="1720">
            <text:p>1720</text:p>
          </table:table-cell>
          <table:table-cell office:value-type="float" office:value="26">
            <text:p>26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Columbia Centro Universitario</text:p>
          </table:table-cell>
          <table:table-cell office:value-type="string">
            <text:p>Caguas</text:p>
          </table:table-cell>
          <table:table-cell office:value-type="float" office:value="1551">
            <text:p>1551</text:p>
          </table:table-cell>
          <table:table-cell office:value-type="float" office:value="23">
            <text:p>2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olumbia Centro Universitario</text:p>
          </table:table-cell>
          <table:table-cell office:value-type="string">
            <text:p>Yauco</text:p>
          </table:table-cell>
          <table:table-cell office:value-type="float" office:value="566">
            <text:p>566</text:p>
          </table:table-cell>
          <table:table-cell office:value-type="float" office:value="28">
            <text:p>28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EDP College</text:p>
          </table:table-cell>
          <table:table-cell office:value-type="string">
            <text:p>San Juan</text:p>
          </table:table-cell>
          <table:table-cell office:value-type="float" office:value="1225">
            <text:p>1225</text:p>
          </table:table-cell>
          <table:table-cell office:value-type="float" office:value="21">
            <text:p>21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EDP College</text:p>
          </table:table-cell>
          <table:table-cell office:value-type="string">
            <text:p>San Sebastián</text:p>
          </table:table-cell>
          <table:table-cell office:value-type="float" office:value="1012">
            <text:p>1012</text:p>
          </table:table-cell>
          <table:table-cell office:value-type="float" office:value="13">
            <text:p>1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Escuela de Artes Plasticas de Puerto Rico</text:p>
          </table:table-cell>
          <table:table-cell office:value-type="string">
            <text:p>San Juan</text:p>
          </table:table-cell>
          <table:table-cell office:value-type="float" office:value="522">
            <text:p>522</text:p>
          </table:table-cell>
          <table:table-cell office:value-type="float" office:value="51">
            <text:p>51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Aguadilla</text:p>
          </table:table-cell>
          <table:table-cell office:value-type="float" office:value="4722">
            <text:p>4722</text:p>
          </table:table-cell>
          <table:table-cell office:value-type="float" office:value="23">
            <text:p>2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Arecibo</text:p>
          </table:table-cell>
          <table:table-cell office:value-type="float" office:value="5340">
            <text:p>5340</text:p>
          </table:table-cell>
          <table:table-cell office:value-type="float" office:value="25">
            <text:p>25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Barranquitas</text:p>
          </table:table-cell>
          <table:table-cell office:value-type="float" office:value="2422">
            <text:p>2422</text:p>
          </table:table-cell>
          <table:table-cell office:value-type="float" office:value="34">
            <text:p>3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Bayamón</text:p>
          </table:table-cell>
          <table:table-cell office:value-type="float" office:value="5148">
            <text:p>5148</text:p>
          </table:table-cell>
          <table:table-cell office:value-type="float" office:value="22">
            <text:p>22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Fajardo</text:p>
          </table:table-cell>
          <table:table-cell office:value-type="float" office:value="2357">
            <text:p>2357</text:p>
          </table:table-cell>
          <table:table-cell office:value-type="float" office:value="20">
            <text:p>20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Guayama</text:p>
          </table:table-cell>
          <table:table-cell office:value-type="float" office:value="2393">
            <text:p>2393</text:p>
          </table:table-cell>
          <table:table-cell office:value-type="float" office:value="28">
            <text:p>28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San Juan</text:p>
          </table:table-cell>
          <table:table-cell office:value-type="float" office:value="10681">
            <text:p>10681</text:p>
          </table:table-cell>
          <table:table-cell office:value-type="float" office:value="23">
            <text:p>2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Ponce</text:p>
          </table:table-cell>
          <table:table-cell office:value-type="float" office:value="6460">
            <text:p>6460</text:p>
          </table:table-cell>
          <table:table-cell office:value-type="float" office:value="23">
            <text:p>2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Interamericana</text:p>
          </table:table-cell>
          <table:table-cell office:value-type="string">
            <text:p>San Germán</text:p>
          </table:table-cell>
          <table:table-cell office:value-type="float" office:value="5408">
            <text:p>5408</text:p>
          </table:table-cell>
          <table:table-cell office:value-type="float" office:value="31">
            <text:p>31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John Dewey College</text:p>
          </table:table-cell>
          <table:table-cell office:value-type="string">
            <text:p>San Juan</text:p>
          </table:table-cell>
          <table:table-cell office:value-type="float" office:value="1443">
            <text:p>1443</text:p>
          </table:table-cell>
          <table:table-cell office:value-type="float" office:value="83">
            <text:p>8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National University College</text:p>
          </table:table-cell>
          <table:table-cell office:value-type="string">
            <text:p>Arecibo</text:p>
          </table:table-cell>
          <table:table-cell office:value-type="float" office:value="1787">
            <text:p>1787</text:p>
          </table:table-cell>
          <table:table-cell office:value-type="float" office:value="19">
            <text:p>19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National University College</text:p>
          </table:table-cell>
          <table:table-cell office:value-type="string">
            <text:p>Bayamón</text:p>
          </table:table-cell>
          <table:table-cell office:value-type="float" office:value="3000">
            <text:p>3000</text:p>
          </table:table-cell>
          <table:table-cell office:value-type="float" office:value="21">
            <text:p>21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National University College</text:p>
          </table:table-cell>
          <table:table-cell office:value-type="string">
            <text:p>Rio Grande</text:p>
          </table:table-cell>
          <table:table-cell office:value-type="float" office:value="1552">
            <text:p>1552</text:p>
          </table:table-cell>
          <table:table-cell office:value-type="float" office:value="24">
            <text:p>2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Pontificia Universidad Católica</text:p>
          </table:table-cell>
          <table:table-cell office:value-type="string">
            <text:p>Ponce</text:p>
          </table:table-cell>
          <table:table-cell office:value-type="float" office:value="8203">
            <text:p>8203</text:p>
          </table:table-cell>
          <table:table-cell office:value-type="float" office:value="36">
            <text:p>36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Pontificia Universidad Católica</text:p>
          </table:table-cell>
          <table:table-cell office:value-type="string">
            <text:p>Arecibo</text:p>
          </table:table-cell>
          <table:table-cell office:value-type="float" office:value="698">
            <text:p>698</text:p>
          </table:table-cell>
          <table:table-cell office:value-type="float" office:value="26">
            <text:p>26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Pontificia Universidad Católica</text:p>
          </table:table-cell>
          <table:table-cell office:value-type="string">
            <text:p>Mayagüez</text:p>
          </table:table-cell>
          <table:table-cell office:value-type="float" office:value="1507">
            <text:p>1507</text:p>
          </table:table-cell>
          <table:table-cell office:value-type="float" office:value="18">
            <text:p>18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Conservatorio de Música</text:p>
          </table:table-cell>
          <table:table-cell office:value-type="string">
            <text:p>San Juan</text:p>
          </table:table-cell>
          <table:table-cell office:value-type="float" office:value="441">
            <text:p>441</text:p>
          </table:table-cell>
          <table:table-cell office:value-type="float" office:value="43">
            <text:p>43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Adventista de las Antillas</text:p>
          </table:table-cell>
          <table:table-cell office:value-type="string">
            <text:p>Mayagüez</text:p>
          </table:table-cell>
          <table:table-cell office:value-type="float" office:value="1174">
            <text:p>1174</text:p>
          </table:table-cell>
          <table:table-cell office:value-type="float" office:value="33">
            <text:p>33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Central Del Caribe</text:p>
          </table:table-cell>
          <table:table-cell office:value-type="string">
            <text:p>Bayamón</text:p>
          </table:table-cell>
          <table:table-cell office:value-type="float" office:value="485">
            <text:p>485</text:p>
          </table:table-cell>
          <table:table-cell office:value-type="float" office:value="44">
            <text:p>4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Del Este</text:p>
          </table:table-cell>
          <table:table-cell office:value-type="string">
            <text:p>Carolina</text:p>
          </table:table-cell>
          <table:table-cell office:value-type="float" office:value="13783">
            <text:p>13783</text:p>
          </table:table-cell>
          <table:table-cell office:value-type="float" office:value="17">
            <text:p>17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Del Turabo</text:p>
          </table:table-cell>
          <table:table-cell office:value-type="string">
            <text:p>Gurabo</text:p>
          </table:table-cell>
          <table:table-cell office:value-type="float" office:value="16036">
            <text:p>16036</text:p>
          </table:table-cell>
          <table:table-cell office:value-type="float" office:value="14">
            <text:p>14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Metropolitana</text:p>
          </table:table-cell>
          <table:table-cell office:value-type="string">
            <text:p>San Juan</text:p>
          </table:table-cell>
          <table:table-cell office:value-type="float" office:value="12693">
            <text:p>12693</text:p>
          </table:table-cell>
          <table:table-cell office:value-type="float" office:value="17">
            <text:p>17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Pentecostal Mizpa</text:p>
          </table:table-cell>
          <table:table-cell office:value-type="string">
            <text:p>San Juan</text:p>
          </table:table-cell>
          <table:table-cell office:value-type="float" office:value="299">
            <text:p>299</text:p>
          </table:table-cell>
          <table:table-cell office:value-type="float" office:value="27">
            <text:p>27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Politecnica</text:p>
          </table:table-cell>
          <table:table-cell office:value-type="string">
            <text:p>San Juan</text:p>
          </table:table-cell>
          <table:table-cell office:value-type="float" office:value="5167">
            <text:p>5167</text:p>
          </table:table-cell>
          <table:table-cell office:value-type="float" office:value="18">
            <text:p>18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Teologica del Caribe</text:p>
          </table:table-cell>
          <table:table-cell office:value-type="string">
            <text:p>Trujillo Alto</text:p>
          </table:table-cell>
          <table:table-cell office:value-type="float" office:value="261">
            <text:p>261</text:p>
          </table:table-cell>
          <table:table-cell office:value-type="float" office:value="100">
            <text:p>100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ty of Phoenix</text:p>
          </table:table-cell>
          <table:table-cell office:value-type="string">
            <text:p>Guaynabo</text:p>
          </table:table-cell>
          <table:table-cell office:value-type="float" office:value="2381">
            <text:p>2381</text:p>
          </table:table-cell>
          <table:table-cell office:value-type="float" office:value="15">
            <text:p>15</text:p>
          </table:table-cell>
          <table:table-cell office:value-type="string">
            <text:p>privad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Aguadilla</text:p>
          </table:table-cell>
          <table:table-cell office:value-type="float" office:value="2932">
            <text:p>2932</text:p>
          </table:table-cell>
          <table:table-cell office:value-type="float" office:value="33">
            <text:p>33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Arecibo</text:p>
          </table:table-cell>
          <table:table-cell office:value-type="float" office:value="3957">
            <text:p>3957</text:p>
          </table:table-cell>
          <table:table-cell office:value-type="float" office:value="26">
            <text:p>26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Bayamon</text:p>
          </table:table-cell>
          <table:table-cell office:value-type="float" office:value="4992">
            <text:p>4992</text:p>
          </table:table-cell>
          <table:table-cell office:value-type="float" office:value="35">
            <text:p>35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Carolina</text:p>
          </table:table-cell>
          <table:table-cell office:value-type="float" office:value="4004">
            <text:p>4004</text:p>
          </table:table-cell>
          <table:table-cell office:value-type="float" office:value="41">
            <text:p>41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Cayey</text:p>
          </table:table-cell>
          <table:table-cell office:value-type="float" office:value="3631">
            <text:p>3631</text:p>
          </table:table-cell>
          <table:table-cell office:value-type="float" office:value="43">
            <text:p>43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Humacao</text:p>
          </table:table-cell>
          <table:table-cell office:value-type="float" office:value="4314">
            <text:p>4314</text:p>
          </table:table-cell>
          <table:table-cell office:value-type="float" office:value="46">
            <text:p>46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Mayagüez</text:p>
          </table:table-cell>
          <table:table-cell office:value-type="float" office:value="13221">
            <text:p>13221</text:p>
          </table:table-cell>
          <table:table-cell office:value-type="float" office:value="42">
            <text:p>42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Ponce</text:p>
          </table:table-cell>
          <table:table-cell office:value-type="float" office:value="3233">
            <text:p>3233</text:p>
          </table:table-cell>
          <table:table-cell office:value-type="float" office:value="45">
            <text:p>45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Río Piedras</text:p>
          </table:table-cell>
          <table:table-cell office:value-type="float" office:value="17539">
            <text:p>17539</text:p>
          </table:table-cell>
          <table:table-cell office:value-type="float" office:value="49">
            <text:p>49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 Puerto Rico</text:p>
          </table:table-cell>
          <table:table-cell office:value-type="string">
            <text:p>Utuado</text:p>
          </table:table-cell>
          <table:table-cell office:value-type="float" office:value="1528">
            <text:p>1528</text:p>
          </table:table-cell>
          <table:table-cell office:value-type="float" office:value="25">
            <text:p>25</text:p>
          </table:table-cell>
          <table:table-cell office:value-type="string">
            <text:p>pública</text:p>
          </table:table-cell>
        </table:table-row>
        <table:table-row table:style-name="ro1">
          <table:table-cell office:value-type="string">
            <text:p>Universidad del Sagrado Corazón</text:p>
          </table:table-cell>
          <table:table-cell office:value-type="string">
            <text:p>San Juan</text:p>
          </table:table-cell>
          <table:table-cell office:value-type="float" office:value="6095">
            <text:p>6095</text:p>
          </table:table-cell>
          <table:table-cell office:value-type="float" office:value="40">
            <text:p>40</text:p>
          </table:table-cell>
          <table:table-cell office:value-type="string">
            <text:p>privad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2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5" meta:object-count="0"/>
    <meta:generator>LibreOffice/3.4$Unix LibreOffice_project/340m1$Build-402</meta:generator>
  </office:meta>
</office:document-meta>
</file>